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79800004268000026192C8D00E5.svm" manifest:media-type=""/>
  <manifest:file-entry manifest:full-path="Pictures/20000A9B0000402F00001F1C8531FD61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FreeSans" svg:font-family="FreeSans" style:font-family-generic="swiss"/>
    <style:font-face style:name="Calibri3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778cm" fo:margin-left="0cm" table:align="left"/>
    </style:style>
    <style:style style:name="Table1.A" style:family="table-column">
      <style:table-column-properties style:column-width="5.743cm"/>
    </style:style>
    <style:style style:name="Table1.B" style:family="table-column">
      <style:table-column-properties style:column-width="5.084cm"/>
    </style:style>
    <style:style style:name="Table1.C" style:family="table-column">
      <style:table-column-properties style:column-width="4.951cm"/>
    </style:style>
    <style:style style:name="Table1.1" style:family="table-row">
      <style:table-row-properties style:min-row-height="0.945cm"/>
    </style:style>
    <style:style style:name="Table1.A1" style:family="table-cell">
      <style:table-cell-properties style:vertical-align="bottom" fo:padding-left="0.191cm" fo:padding-right="0.191cm" fo:padding-top="0cm" fo:padding-bottom="0cm" fo:border="0.5pt solid #000000" fo:wrap-option="no-wrap" style:writing-mode="lr-tb"/>
    </style:style>
    <style:style style:name="Table2" style:family="table">
      <style:table-properties style:width="15.755cm" fo:margin-left="0cm" table:align="left"/>
    </style:style>
    <style:style style:name="Table2.A" style:family="table-column">
      <style:table-column-properties style:column-width="5.72cm"/>
    </style:style>
    <style:style style:name="Table2.B" style:family="table-column">
      <style:table-column-properties style:column-width="5.064cm"/>
    </style:style>
    <style:style style:name="Table2.C" style:family="table-column">
      <style:table-column-properties style:column-width="4.971cm"/>
    </style:style>
    <style:style style:name="Table2.1" style:family="table-row">
      <style:table-row-properties style:min-row-height="0.799cm"/>
    </style:style>
    <style:style style:name="Table2.A1" style:family="table-cell">
      <style:table-cell-properties style:vertical-align="bottom" fo:padding-left="0.191cm" fo:padding-right="0.191cm" fo:padding-top="0cm" fo:padding-bottom="0cm" fo:border="0.5pt solid #000000" fo:wrap-option="no-wrap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2.835cm"/>
    </style:style>
    <style:style style:name="Table3.C" style:family="table-column">
      <style:table-column-properties style:column-width="2.833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fo:padding="0.097cm" fo:border="0.25pt solid #000000" style:writing-mode="lr-tb"/>
    </style:style>
    <style:style style:name="Table3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6" style:family="table-row">
      <style:table-row-properties style:min-row-height="0.741cm" style:use-optimal-row-height="false"/>
    </style:style>
    <style:style style:name="P1" style:family="paragraph" style:parent-style-name="Text_20_body_20__28_user_29_">
      <style:paragraph-properties fo:text-align="center" style:justify-single-word="false"/>
    </style:style>
    <style:style style:name="P2" style:family="paragraph" style:parent-style-name="Text_20_body_20__28_user_29_">
      <style:paragraph-properties fo:margin-top="0cm" fo:margin-bottom="0.409cm" loext:contextual-spacing="false"/>
    </style:style>
    <style:style style:name="P3" style:family="paragraph" style:parent-style-name="Text_20_body_20__28_user_29_">
      <style:paragraph-properties fo:margin-top="0cm" fo:margin-bottom="0.409cm" loext:contextual-spacing="false" fo:text-align="center" style:justify-single-word="false"/>
    </style:style>
    <style:style style:name="P4" style:family="paragraph" style:parent-style-name="Text_20_body">
      <style:text-properties fo:color="#000000" style:font-name="Times New Roman" fo:font-size="14pt" style:font-size-asian="14pt"/>
    </style:style>
    <style:style style:name="P5" style:family="paragraph" style:parent-style-name="Text_20_body_20__28_user_29_">
      <style:paragraph-properties fo:margin-top="0.199cm" fo:margin-bottom="0.011cm" loext:contextual-spacing="false"/>
    </style:style>
    <style:style style:name="P6" style:family="paragraph" style:parent-style-name="Text_20_body_20__28_user_29_">
      <style:paragraph-properties fo:margin-top="0.199cm" fo:margin-bottom="0.011cm" loext:contextual-spacing="false"/>
      <style:text-properties style:font-name="Cambria"/>
    </style:style>
    <style:style style:name="P7" style:family="paragraph" style:parent-style-name="Text_20_body_20__28_user_29_">
      <style:paragraph-properties fo:margin-top="0.199cm" fo:margin-bottom="0.011cm" loext:contextual-spacing="false"/>
      <style:text-properties fo:color="#000000" style:font-name="Times New Roman" fo:font-size="14pt" style:font-size-asian="14pt"/>
    </style:style>
    <style:style style:name="P8" style:family="paragraph" style:parent-style-name="Text_20_body">
      <style:paragraph-properties fo:margin-top="0.199cm" fo:margin-bottom="0.011cm" loext:contextual-spacing="false"/>
    </style:style>
    <style:style style:name="P9" style:family="paragraph" style:parent-style-name="Text_20_body">
      <style:paragraph-properties fo:margin-top="0.199cm" fo:margin-bottom="0.011cm" loext:contextual-spacing="false"/>
      <style:text-properties fo:color="#000000" style:font-name="Cambria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top="0.199cm" fo:margin-bottom="0.011cm" loext:contextual-spacing="false"/>
    </style:style>
    <style:style style:name="P11" style:family="paragraph" style:parent-style-name="Обычный">
      <style:paragraph-properties fo:text-align="center" style:justify-single-word="false" fo:hyphenation-ladder-count="no-limit" style:vertical-align="auto"/>
      <style:text-properties fo:color="#000000" style:font-name="Calibri1" fo:font-size="11pt" fo:font-weight="bold" style:letter-kerning="false" style:font-name-asian="Times New Roman" style:font-size-asian="11pt" style:language-asian="ru" style:country-asian="RU" style:font-weight-asian="bold" style:font-name-complex="Calibri1" style:font-size-complex="11pt" style:language-complex="ar" style:country-complex="SA" style:font-weight-complex="bold" fo:hyphenate="true"/>
    </style:style>
    <style:style style:name="P12" style:family="paragraph" style:parent-style-name="Обычный">
      <style:paragraph-properties fo:text-align="end" style:justify-single-word="false" fo:hyphenation-ladder-count="no-limit" style:vertical-align="auto"/>
      <style:text-properties fo:color="#000000" style:font-name="Calibri1" fo:font-size="11pt" style:letter-kerning="false" style:font-name-asian="Times New Roman" style:font-size-asian="11pt" style:language-asian="ru" style:country-asian="RU" style:font-name-complex="Calibri1" style:font-size-complex="11pt" style:language-complex="ar" style:country-complex="SA" fo:hyphenate="true"/>
    </style:style>
    <style:style style:name="P13" style:family="paragraph" style:parent-style-name="Table_20_Contents">
      <style:text-properties fo:color="#000000" style:font-name="Times New Roman" fo:font-size="14pt" style:font-size-asian="14pt"/>
    </style:style>
    <style:style style:name="P14" style:family="paragraph" style:parent-style-name="Standard">
      <style:text-properties fo:color="#000000" style:font-name="Times New Roman" fo:font-size="14pt" style:font-size-asian="14pt"/>
    </style:style>
    <style:style style:name="P15" style:family="paragraph" style:parent-style-name="Standard">
      <style:text-properties fo:color="#000000" style:font-name="Times New Roman" fo:font-size="14pt" officeooo:rsid="00074219" officeooo:paragraph-rsid="00074219" style:font-size-asian="14pt"/>
    </style:style>
    <style:style style:name="P16" style:family="paragraph" style:parent-style-name="Заголовок_20_1">
      <style:paragraph-properties fo:margin-top="0cm" fo:margin-bottom="0.409cm" loext:contextual-spacing="false"/>
    </style:style>
    <style:style style:name="P17" style:family="paragraph" style:parent-style-name="Заголовок_20_1">
      <style:paragraph-properties fo:margin-top="0.4cm" fo:margin-bottom="0.101cm" loext:contextual-spacing="false" fo:text-align="justify" style:justify-single-word="false"/>
    </style:style>
    <style:style style:name="P18" style:family="paragraph" style:parent-style-name="Text_20_body_20__28_user_29_">
      <style:paragraph-properties fo:margin-top="0.199cm" fo:margin-bottom="0.011cm" loext:contextual-spacing="false"/>
    </style:style>
    <style:style style:name="P19" style:family="paragraph" style:parent-style-name="Text_20_body_20__28_user_29_" style:list-style-name="WWNum3">
      <style:paragraph-properties fo:margin-top="0.199cm" fo:margin-bottom="0.011cm" loext:contextual-spacing="false"/>
    </style:style>
    <style:style style:name="P20" style:family="paragraph" style:parent-style-name="Название" style:master-page-name="MP0">
      <style:paragraph-properties fo:margin-top="0.319cm" fo:margin-bottom="0.61cm" loext:contextual-spacing="false" fo:text-align="center" style:justify-single-word="false" style:page-number="auto" fo:break-before="page"/>
    </style:style>
    <style:style style:name="P21" style:family="paragraph" style:parent-style-name="Table_20_Contents">
      <style:text-properties fo:color="#000000" style:font-name="Times New Roman" fo:font-size="14pt" officeooo:rsid="00074219" officeooo:paragraph-rsid="00074219" style:font-size-asian="14pt"/>
    </style:style>
    <style:style style:name="P22" style:family="paragraph" style:parent-style-name="Table_20_Contents">
      <style:text-properties fo:color="#000000" style:font-name="Times New Roman" fo:font-size="14pt" officeooo:rsid="00074219" officeooo:paragraph-rsid="0008490c" style:font-size-asian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P25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Cambria"/>
    </style:style>
    <style:style style:name="T2" style:family="text">
      <style:text-properties style:font-name="Cambria" fo:font-size="20pt" style:font-size-asian="20pt" style:font-size-complex="20pt"/>
    </style:style>
    <style:style style:name="T3" style:family="text">
      <style:text-properties style:font-name="Cambria" fo:font-weight="bold" style:font-weight-asian="bold" style:font-weight-complex="bold"/>
    </style:style>
    <style:style style:name="T4" style:family="text">
      <style:text-properties style:font-name="Cambria" fo:language="en" fo:country="US"/>
    </style:style>
    <style:style style:name="T5" style:family="text">
      <style:text-properties fo:color="#800000" style:font-name="Cambria" fo:font-size="12pt" fo:letter-spacing="normal" fo:font-weight="bold" fo:background-color="#ffffff" loext:char-shading-value="0" style:font-size-asian="12pt" style:font-weight-asian="bold" style:font-size-complex="12pt" style:font-weight-complex="bold"/>
    </style:style>
    <style:style style:name="T6" style:family="text">
      <style:text-properties fo:color="#800000" style:font-name="Cambria" fo:font-size="15pt" style:font-size-asian="15pt" style:font-size-complex="15pt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fo:font-size="14pt" style:font-size-asian="14pt"/>
    </style:style>
    <style:style style:name="T9" style:family="text">
      <style:text-properties fo:color="#000000" style:font-name="Times New Roman" fo:font-size="14pt" fo:language="en" fo:country="US" style:font-size-asian="14pt"/>
    </style:style>
    <style:style style:name="T10" style:family="text">
      <style:text-properties fo:color="#000000" style:font-name="Cambria" fo:font-size="13pt" fo:font-weight="bold" style:font-size-asian="13pt" style:font-weight-asian="bold" style:font-size-complex="13pt" style:font-weight-complex="bold"/>
    </style:style>
    <style:style style:name="T11" style:family="text">
      <style:text-properties style:language-asian="ru" style:country-asian="RU" style:language-complex="ar" style:country-complex="SA"/>
    </style:style>
    <style:style style:name="T12" style:family="text">
      <style:text-properties officeooo:rsid="00074219"/>
    </style:style>
    <style:style style:name="T13" style:family="text">
      <style:text-properties officeooo:rsid="0008490c"/>
    </style:style>
    <style:style style:name="T14" style:family="text">
      <style:text-properties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5" style:family="text">
      <style:text-properties officeooo:rsid="0008be24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Основной_20_шрифт_20_абзаца"><text:span text:style-name="T2">Отчет о выполнении задания 1<text:line-break/>«</text:span></text:span><text:span text:style-name="Основной_20_шрифт_20_абзаца"><text:span text:style-name="T5">Бинарные деревья поиска и хеш-таблицы</text:span></text:span><text:span text:style-name="Основной_20_шрифт_20_абзаца"><text:span text:style-name="T2">»</text:span></text:span></text:p>
      <text:p text:style-name="P1"><text:span text:style-name="Основной_20_шрифт_20_абзаца"><text:span text:style-name="T3">Хотылев Александр Сергеевич</text:span></text:span></text:p>
      <text:p text:style-name="P1"><text:span text:style-name="Основной_20_шрифт_20_абзаца"><text:span text:style-name="T1">Группа ИВ-621</text:span></text:span></text:p>
      <text:p text:style-name="P3"><text:a xlink:type="simple" xlink:href="mailto:hegemonies@yandex.ru" office:target-frame-name="_top" xlink:show="replace" text:style-name="Internet_20_link" text:visited-style-name="Visited_20_Internet_20_Link"><text:span text:style-name="Основной_20_шрифт_20_абзаца"><text:span text:style-name="T4">Zerling14@gmail.com</text:span></text:span></text:a></text:p>
      <text:h text:style-name="P16" text:outline-level="1"><text:span text:style-name="Основной_20_шрифт_20_абзаца"><text:span text:style-name="T6">Описание алгоритмов</text:span></text:span></text:h>
      <text:p text:style-name="Text_20_body"><text:span text:style-name="Основной_20_шрифт_20_абзаца"><text:span text:style-name="T8">В задании 2 требовалось реализовать на языке C две библиотеки для работы с бинарным дере- вом поиска (Binary search tree) и хеш-таблицей (Hash table). Ключом в обоих слу- чаях является строка (char []), а значением целое число (int). Провести эксперименты 1 и 4 для модуля с бинарными деревьями поиска и эксперимент 6 (хеш-функции KP, </text:span></text:span><text:span text:style-name="Основной_20_шрифт_20_абзаца"><text:span text:style-name="T9">ELF</text:span></text:span><text:span text:style-name="Основной_20_шрифт_20_абзаца"><text:span text:style-name="T8">) для модуля с хеш-таблицами, в соответствии с вариантом.</text:span></text:span></text:p>
      <text:p text:style-name="P4">1. Бинарное дерево поиска</text:p>
      <text:p text:style-name="P4">Бинарное дерево поиска (англ. binary search tree, BST) — это двоичное дерево, для которого выполняются следующие дополнительные условия (свойства дерева поиска):</text:p>
      <text:p text:style-name="P4">* Оба поддерева — левое и правое — являются двоичными деревьями поиска.</text:p>
      <text:p text:style-name="P4">* У всех узлов левого поддерева произвольного узла X значения ключей данных меньше, нежели значение ключа данных самого узла X.</text:p>
      <text:p text:style-name="P4">* В то время, как значения ключей данных у всех узлов правого поддерева (того же узла X) больше, нежели значение ключа данных узла X.</text:p>
      <text:p text:style-name="P4">Поиск элемента (lookup)</text:p>
      <text:p text:style-name="P4">Дано: дерево Т и ключ K.</text:p>
      <text:p text:style-name="P4">Задача: проверить, есть ли узел с ключом K в дереве Т, и если да, то вернуть ссылку на этот узел.</text:p>
      <text:p text:style-name="P4">Алгоритм:</text:p>
      <text:p text:style-name="P4">* Если дерево пусто, сообщить, что узел не найден, и остановиться.</text:p>
      <text:p text:style-name="P4">* Иначе сравнить K со значением ключа корневого узла X.</text:p>
      <text:p text:style-name="P4">* Если K=X, выдать ссылку на этот узел и остановиться.</text:p>
      <text:p text:style-name="P4">* Если K&gt;X, рекурсивно искать ключ K в правом поддереве Т.</text:p>
      <text:p text:style-name="P4"><text:soft-page-break/>* Если K&lt;X, рекурсивно искать ключ K в левом поддереве Т.</text:p>
      <text:p text:style-name="P4">Вычислительная сложность в худшем случае O(n), где n — это количество ключей</text:p>
      <text:p text:style-name="P4">Вычислительная сложность в среднем случае O(log n).</text:p>
      <text:p text:style-name="P4">Сложность по памяти O(n).</text:p>
      <text:p text:style-name="P4">Добавление элемента (add)</text:p>
      <text:p text:style-name="P4">Дано: дерево Т и пара (K, V).</text:p>
      <text:p text:style-name="P4">Задача: вставить пару (K, V) в дерево Т (при совпадении K, заменить V).</text:p>
      <text:p text:style-name="P4">Алгоритм:</text:p>
      <text:p text:style-name="P4">* Если дерево пусто, заменить его на дерево с одним корневым узлом ((K, V), null, null) и остановиться.</text:p>
      <text:p text:style-name="P4">* Иначе сравнить K с ключом корневого узла X.</text:p>
      <text:p text:style-name="P4">* Если K&gt;X, циклически добавить (K, V) в правое поддерево Т.</text:p>
      <text:p text:style-name="P4">* Если K&lt;X, циклически добавить (K, V) в левое поддерево Т.</text:p>
      <text:p text:style-name="P4">* Если K=X, заменить V текущего узла новым значением (хотя можно и организовать список значений V, но это другая тема).</text:p>
      <text:p text:style-name="P4">Вычислительная сложность в худшем случае O(n), где n — это количество ключей</text:p>
      <text:p text:style-name="P4">Вычислительная сложность в среднем случае O(log n).</text:p>
      <text:p text:style-name="P4">Сложность по памяти O(n)</text:p>
      <text:p text:style-name="P4">2. Хеш-табли́ца</text:p>
      <text:p text:style-name="P4">Хеш-табли́ца (англ. Hash table) — это структура данных, реализующая интерфейс ассоциативного массива, а именно, она позволяет хранить пары (ключ, значение) и выполнять три операции: операцию добавления новой пары, операцию поиска и операцию удаления пары по ключу.</text:p>
      <text:p text:style-name="P4">Выполнение операции в хеш-таблице начинается с вычисления хеш-функции от ключа. Получающееся хеш-значение i = hash(key) играет роль индекса в массиве H. Затем выполняемая операция (добавление, удаление или поиск) перенаправляется объекту, который хранится в соответствующей ячейке массива H[i].</text:p>
      <text:p text:style-name="P4"><text:soft-page-break/>Каждая ячейка массива H является указателем на связный список (цепочку) пар ключ-значение, соответствующих одному и тому же хеш-значению ключа. Коллизии просто приводят к тому, что появляются цепочки длиной более одного элемента.</text:p>
      <text:p text:style-name="P4">Поиск элемента (lookup)</text:p>
      <text:p text:style-name="P4">Дано: хеш-таблица H и ключ K.</text:p>
      <text:p text:style-name="P4">Задача: проверить, есть ли узел с ключом K в хеш-таблице H, и если да, то вернуть ссылку на этот узел.</text:p>
      <text:p text:style-name="P4">Алгоритм:</text:p>
      <text:p text:style-name="P4">* Вычислить хеш от ключа K: i = hash(K).</text:p>
      <text:p text:style-name="P4">* Обратиться к элементу массива с индексом i.</text:p>
      <text:p text:style-name="P4">* Выполнить поиск в связном списке по ключу K.</text:p>
      <text:p text:style-name="P4">Вычислительная сложность в худшем случае O(n), где n — это количество ключей</text:p>
      <text:p text:style-name="P4">Вычислительная сложность в среднем случае O(1 + n/h).</text:p>
      <text:p text:style-name="P4">Сложность по памяти O(n).</text:p>
      <text:p text:style-name="P4">Добавление элемента (add)</text:p>
      <text:p text:style-name="P4">Дано: хеш-таблица H и пара (K, V).</text:p>
      <text:p text:style-name="P4">Задача: вставить пару (K, V) в хеш-таблицу H.</text:p>
      <text:p text:style-name="P4">Алгоритм:</text:p>
      <text:p text:style-name="P4">* Вычислить хеш от ключа K: i = hash(K).</text:p>
      <text:p text:style-name="P4">* Обратиться к элементу массива с индексом i.</text:p>
      <text:p text:style-name="P4">* Добавить элемент (K, V) в <text:span text:style-name="T15">конец</text:span> связного списка.</text:p>
      <text:p text:style-name="P4">Вычислительная сложность в худшем случае O(1), где n — это количество ключей</text:p>
      <text:p text:style-name="P4">Вычислительная сложность в среднем случае O(1).</text:p>
      <text:p text:style-name="P2"/>
      <text:h text:style-name="P17" text:outline-level="1"><text:span text:style-name="Основной_20_шрифт_20_абзаца"><text:span text:style-name="T1">Организация экспериментов</text:span></text:span></text:h>
      <text:list xml:id="list8408247373970244061" text:style-name="WWNum3">
        <text:list-item>
          <text:p text:style-name="P19"><text:span text:style-name="Основной_20_шрифт_20_абзаца"><text:span text:style-name="T1">Эксперименты проводились на ПК.<text:line-break/></text:span></text:span><text:span text:style-name="Основной_20_шрифт_20_абзаца"><text:span text:style-name="T4">(CPU: Intel Core i5-3210M 2.5 Ghz, RAM: 8GB, HDD 150GB)</text:span></text:span></text:p>
        </text:list-item>
        <text:list-item>
          <text:p text:style-name="P19"><text:soft-page-break/><text:span text:style-name="Основной_20_шрифт_20_абзаца"><text:span text:style-name="T1">Операционная система </text:span></text:span><text:span text:style-name="Основной_20_шрифт_20_абзаца"><text:span text:style-name="T4">Windows</text:span></text:span><text:span text:style-name="Основной_20_шрифт_20_абзаца"><text:span text:style-name="T1"> 7 (компилятор gcc 5.3.0)</text:span></text:span></text:p>
        </text:list-item>
        <text:list-item>
          <text:p text:style-name="P19"><text:span text:style-name="Основной_20_шрифт_20_абзаца"><text:span text:style-name="T1">Ключи компиляции программы (см. README): gcc -o -c</text:span></text:span></text:p>
        </text:list-item>
      </text:list>
      <text:p text:style-name="P9">Эксперимент 1. Сравнение эффективности поиска элементов в бинарном дереве поиска и хеш-таблице в среднем случае (average case)</text:p>
      <text:p text:style-name="P4">Требуется заполнить таблицу 1 и построить графики зависимости времени t выполнения операции поиска (lookup) элемента в бинарном дереве поиска и хеш- таблице от числа n элементов уже вставленных в словарь. В качестве ключей использовать слова из романа Л.Н. Толстого «Война и Мир» (можно использовать любой текстовый файл с большим числом слов). Файл включен в архив.</text:p>
      <text:p text:style-name="P4">Количество элементов в словаре Binary search tree Hash tabl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</text:p>
          </table:table-cell>
          <table:table-cell table:style-name="Table1.A1" office:value-type="string">
            <text:p text:style-name="P11">T (BST)</text:p>
          </table:table-cell>
          <table:table-cell table:style-name="Table1.A1" office:value-type="string">
            <text:p text:style-name="P11">T(Hash)</text:p>
          </table:table-cell>
        </table:table-row>
        <table:table-row table:style-name="Table1.1">
          <table:table-cell table:style-name="Table1.A1" office:value-type="string">
            <text:p text:style-name="P12">10000</text:p>
          </table:table-cell>
          <table:table-cell table:style-name="Table1.A1" office:value-type="string">
            <text:p text:style-name="P12">0,000008</text:p>
          </table:table-cell>
          <table:table-cell table:style-name="Table1.A1" office:value-type="string">
            <text:p text:style-name="P12">0,000004</text:p>
          </table:table-cell>
        </table:table-row>
        <table:table-row table:style-name="Table1.1">
          <table:table-cell table:style-name="Table1.A1" office:value-type="string">
            <text:p text:style-name="P12">20000</text:p>
          </table:table-cell>
          <table:table-cell table:style-name="Table1.A1" office:value-type="string">
            <text:p text:style-name="P12">0,00001</text:p>
          </table:table-cell>
          <table:table-cell table:style-name="Table1.A1" office:value-type="string">
            <text:p text:style-name="P12">0,000007</text:p>
          </table:table-cell>
        </table:table-row>
        <table:table-row table:style-name="Table1.1">
          <table:table-cell table:style-name="Table1.A1" office:value-type="string">
            <text:p text:style-name="P12">30000</text:p>
          </table:table-cell>
          <table:table-cell table:style-name="Table1.A1" office:value-type="string">
            <text:p text:style-name="P12">0,000012</text:p>
          </table:table-cell>
          <table:table-cell table:style-name="Table1.A1" office:value-type="string">
            <text:p text:style-name="P12">0,000008</text:p>
          </table:table-cell>
        </table:table-row>
        <table:table-row table:style-name="Table1.1">
          <table:table-cell table:style-name="Table1.A1" office:value-type="string">
            <text:p text:style-name="P12">40000</text:p>
          </table:table-cell>
          <table:table-cell table:style-name="Table1.A1" office:value-type="string">
            <text:p text:style-name="P12">0,000016</text:p>
          </table:table-cell>
          <table:table-cell table:style-name="Table1.A1" office:value-type="string">
            <text:p text:style-name="P12">0,000009</text:p>
          </table:table-cell>
        </table:table-row>
        <table:table-row table:style-name="Table1.1">
          <table:table-cell table:style-name="Table1.A1" office:value-type="string">
            <text:p text:style-name="P12">50000</text:p>
          </table:table-cell>
          <table:table-cell table:style-name="Table1.A1" office:value-type="string">
            <text:p text:style-name="P12">0,000017</text:p>
          </table:table-cell>
          <table:table-cell table:style-name="Table1.A1" office:value-type="string">
            <text:p text:style-name="P12">0,00001</text:p>
          </table:table-cell>
        </table:table-row>
      </table:table>
      <text:p text:style-name="P4"/>
      <text:p text:style-name="P4"/>
      <text:p text:style-name="Text_20_body"><text:span text:style-name="Основной_20_шрифт_20_абзаца"><text:span text:style-name="T11"><draw:g text:anchor-type="as-char" svg:y="0cm" draw:z-index="0" draw:name="Диаграмма 1" draw:style-name="gr1"><draw:frame draw:style-name="gr2" draw:text-style-name="P23" svg:width="16.502cm" svg:height="8.035cm" svg:x="0cm" svg:y="0cm"><draw:image xlink:href="Pictures/20000A9B0000402F00001F1C8531FD61.svm" xlink:type="simple" xlink:show="embed" xlink:actuate="onLoad"><text:p/></draw:image></draw:frame><draw:frame draw:name="TextBox 1" draw:style-name="gr3" draw:text-style-name="P25" svg:width="14.131cm" svg:height="0.572cm" svg:x="1.771cm" svg:y="7.336cm"><draw:text-box><text:p text:style-name="P24"><text:span text:style-name="T16">Количество </text:span><text:span text:style-name="T17">n</text:span><text:span text:style-name="T18"> </text:span><text:span text:style-name="T16">элементов в словаре</text:span></text:p></draw:text-box></draw:frame><draw:frame draw:name="TextBox 1" draw:style-name="gr3" draw:text-style-name="P25" svg:width="6.312cm" svg:height="0.683cm" draw:transform="rotate (1.5707963267949) translate (0.0687916666666667cm 6.73629166666667cm)"><draw:text-box><text:p text:style-name="P24"><text:span text:style-name="T16">Время </text:span><text:span text:style-name="T17">t</text:span><text:span text:style-name="T18"> </text:span><text:span text:style-name="T16">поиска элемента, с</text:span></text:p></draw:text-box></draw:frame><draw:frame draw:name="TextBox 3" draw:style-name="gr3" draw:text-style-name="P25" svg:width="3.693cm" svg:height="0.512cm" svg:x="12.333cm" svg:y="0.649cm"><draw:text-box><text:p text:style-name="P24"><text:span text:style-name="T19">Binary search tree</text:span></text:p></draw:text-box></draw:frame><draw:frame draw:name="TextBox 1" draw:style-name="gr3" draw:text-style-name="P25" svg:width="2.216cm" svg:height="0.512cm" svg:x="13.638cm" svg:y="3.38cm"><draw:text-box><text:p text:style-name="P24"><text:span text:style-name="T19">Hash table</text:span></text:p></draw:text-box></draw:frame></draw:g></text:span></text:span></text:p>
      <text:p text:style-name="P5"><text:soft-page-break/><text:span text:style-name="Основной_20_шрифт_20_абзаца"><text:span text:style-name="T3">Эксперимент 3. Сравнение эффективности поиска элементов в бинарном дереве поиска и хеш-таблице в худшем случае (worst case)</text:span></text:span></text:p>
      <text:p text:style-name="P6">Требуется заполнить таблицу 3 и построить графики зависимости времени t выполнения операции поиска (lookup) элемента в бинарном дереве поиска и хеш- таблице от числа n элементов уже вставленных в словарь. Добавляем в словарь n слов - от меньших к большим (например, слова «aaaaa», «bbbbb», ...). В качестве искомого ключа следует выбрать слово, которое вставлено последним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1">T (BST)</text:p>
          </table:table-cell>
          <table:table-cell table:style-name="Table2.A1" office:value-type="string">
            <text:p text:style-name="P11">T(Hash)</text:p>
          </table:table-cell>
        </table:table-row>
        <table:table-row table:style-name="Table2.1">
          <table:table-cell table:style-name="Table2.A1" office:value-type="string">
            <text:p text:style-name="P12">10000</text:p>
          </table:table-cell>
          <table:table-cell table:style-name="Table2.A1" office:value-type="string">
            <text:p text:style-name="P12">0,00002</text:p>
          </table:table-cell>
          <table:table-cell table:style-name="Table2.A1" office:value-type="string">
            <text:p text:style-name="P12">0,000005</text:p>
          </table:table-cell>
        </table:table-row>
        <table:table-row table:style-name="Table2.1">
          <table:table-cell table:style-name="Table2.A1" office:value-type="string">
            <text:p text:style-name="P12">20000</text:p>
          </table:table-cell>
          <table:table-cell table:style-name="Table2.A1" office:value-type="string">
            <text:p text:style-name="P12">0,000028</text:p>
          </table:table-cell>
          <table:table-cell table:style-name="Table2.A1" office:value-type="string">
            <text:p text:style-name="P12">0,000009</text:p>
          </table:table-cell>
        </table:table-row>
        <table:table-row table:style-name="Table2.1">
          <table:table-cell table:style-name="Table2.A1" office:value-type="string">
            <text:p text:style-name="P12">30000</text:p>
          </table:table-cell>
          <table:table-cell table:style-name="Table2.A1" office:value-type="string">
            <text:p text:style-name="P12">0,000035</text:p>
          </table:table-cell>
          <table:table-cell table:style-name="Table2.A1" office:value-type="string">
            <text:p text:style-name="P12">0,000011</text:p>
          </table:table-cell>
        </table:table-row>
        <table:table-row table:style-name="Table2.1">
          <table:table-cell table:style-name="Table2.A1" office:value-type="string">
            <text:p text:style-name="P12">40000</text:p>
          </table:table-cell>
          <table:table-cell table:style-name="Table2.A1" office:value-type="string">
            <text:p text:style-name="P12">0,00004</text:p>
          </table:table-cell>
          <table:table-cell table:style-name="Table2.A1" office:value-type="string">
            <text:p text:style-name="P12">0,000012</text:p>
          </table:table-cell>
        </table:table-row>
        <table:table-row table:style-name="Table2.1">
          <table:table-cell table:style-name="Table2.A1" office:value-type="string">
            <text:p text:style-name="P12">50000</text:p>
          </table:table-cell>
          <table:table-cell table:style-name="Table2.A1" office:value-type="string">
            <text:p text:style-name="P12">0,000045</text:p>
          </table:table-cell>
          <table:table-cell table:style-name="Table2.A1" office:value-type="string">
            <text:p text:style-name="P12">0,000014</text:p>
          </table:table-cell>
        </table:table-row>
      </table:table>
      <text:p text:style-name="P5"/>
      <text:p text:style-name="P5"><text:span text:style-name="Основной_20_шрифт_20_абзаца"><text:span text:style-name="T11"><draw:g text:anchor-type="as-char" svg:y="0cm" draw:z-index="1" draw:name="Диаграмма 5" draw:style-name="gr1"><draw:frame draw:style-name="gr2" draw:text-style-name="P23" svg:width="17.07cm" svg:height="9.824cm" svg:x="0cm" svg:y="0cm"><draw:image xlink:href="Pictures/2000079800004268000026192C8D00E5.svm" xlink:type="simple" xlink:show="embed" xlink:actuate="onLoad"><text:p/></draw:image></draw:frame><draw:frame draw:name="TextBox 1" draw:style-name="gr3" draw:text-style-name="P25" svg:width="14.622cm" svg:height="0.699cm" svg:x="1.831cm" svg:y="8.976cm"><draw:text-box><text:p text:style-name="P24"><text:span text:style-name="T16">Количество </text:span><text:span text:style-name="T17">n</text:span><text:span text:style-name="T18"> </text:span><text:span text:style-name="T16">элементов в словаре</text:span></text:p></draw:text-box></draw:frame><draw:frame draw:name="TextBox 1" draw:style-name="gr3" draw:text-style-name="P25" svg:width="7.728cm" svg:height="0.706cm" draw:transform="rotate (1.5707963267949) translate (0.0705555555555556cm 8.24088888888889cm)"><draw:text-box><text:p text:style-name="P24"><text:span text:style-name="T16">Время </text:span><text:span text:style-name="T17">t</text:span><text:span text:style-name="T18"> </text:span><text:span text:style-name="T16">поиска элемента, с</text:span></text:p></draw:text-box></draw:frame><draw:frame draw:name="TextBox 3" draw:style-name="gr3" draw:text-style-name="P25" svg:width="3.82cm" svg:height="0.627cm" svg:x="12.76cm" svg:y="0.787cm"><draw:text-box><text:p text:style-name="P24"><text:span text:style-name="T19">Binary search tree</text:span></text:p></draw:text-box></draw:frame><draw:frame draw:name="TextBox 1" draw:style-name="gr3" draw:text-style-name="P25" svg:width="2.294cm" svg:height="0.627cm" svg:x="14.109cm" svg:y="4.131cm"><draw:text-box><text:p text:style-name="P24"><text:span text:style-name="T19">Hash table</text:span></text:p></draw:text-box></draw:frame></draw:g></text:span></text:span></text:p>
      <text:p text:style-name="P5"/>
      <text:p text:style-name="P8"><text:span text:style-name="Основной_20_шрифт_20_абзаца"><text:span text:style-name="T10">Эксперимент 6. Анализ эффективности хеш-функций</text:span></text:span></text:p>
      <text:p text:style-name="P4">Требуется заполнить таблицу и построить:</text:p>
      <text:p text:style-name="Text_20_body"><text:span text:style-name="Основной_20_шрифт_20_абзаца"><text:span text:style-name="T7">▪ </text:span></text:span><text:span text:style-name="Основной_20_шрифт_20_абзаца"><text:span text:style-name="T8">графики зависимости времени t выполнения операции поиска элемента в хеш-таблице от числа n элементов в ней для заданных хеш-функций KP и DJB.</text:span></text:span></text:p>
      <text:p text:style-name="Text_20_body"><text:span text:style-name="Основной_20_шрифт_20_абзаца"><text:span text:style-name="T7">▪ </text:span></text:span><text:span text:style-name="Основной_20_шрифт_20_абзаца"><text:span text:style-name="T8">графики зависимости числа q коллизий от количества n элементов в хеш-таблице для заданных хеш-функций KP и DJB.</text:span></text:span></text:p>
      <table:table table:name="Table3" table:style-name="Table3">
        <table:table-column table:style-name="Table3.A" table:number-columns-repeated="2"/>
        <table:table-column table:style-name="Table3.C" table:number-columns-repeated="4"/>
        <text:soft-page-break/>
        <table:table-row>
          <table:table-cell table:style-name="Table3.A1" table:number-rows-spanned="2" office:value-type="string">
            <text:p text:style-name="Table_20_Contents">#</text:p>
          </table:table-cell>
          <table:table-cell table:style-name="Table3.A1" table:number-rows-spanned="2" office:value-type="string">
            <text:p text:style-name="P13">Количество элементов в словаре</text:p>
          </table:table-cell>
          <table:table-cell table:style-name="Table3.A1" table:number-columns-spanned="2" office:value-type="string">
            <text:p text:style-name="P14">Хеш-функция KP</text:p>
          </table:table-cell>
          <table:covered-table-cell/>
          <table:table-cell table:style-name="Table3.E1" table:number-columns-spanned="2" office:value-type="string">
            <text:p text:style-name="P14">Хеш-функция <text:span text:style-name="T12">ELF</text:span></text:p>
          </table:table-cell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13">Время выполнения функции hashtab_lookup, с</text:p>
          </table:table-cell>
          <table:table-cell table:style-name="Table3.C2" office:value-type="string">
            <text:p text:style-name="P13">Число коллизий</text:p>
          </table:table-cell>
          <table:table-cell table:style-name="Table3.C2" office:value-type="string">
            <text:p text:style-name="P13">Время выполнения функции hashtab_lookup, с</text:p>
          </table:table-cell>
          <table:table-cell table:style-name="Table3.F2" office:value-type="string">
            <text:p text:style-name="P13">Число коллизий</text:p>
          </table:table-cell>
        </table:table-row>
        <table:table-row>
          <table:table-cell table:style-name="Table3.C2" office:value-type="string">
            <text:p text:style-name="Table_20_Contents">1</text:p>
          </table:table-cell>
          <table:table-cell table:style-name="Table3.C2" office:value-type="string">
            <text:p text:style-name="Table_20_Contents">10000</text:p>
          </table:table-cell>
          <table:table-cell table:style-name="Table3.C2" office:value-type="string">
            <text:p text:style-name="P15"><text:span text:style-name="T14">0,000000954</text:span></text:p>
          </table:table-cell>
          <table:table-cell table:style-name="Table3.C2" office:value-type="string">
            <text:p text:style-name="P22">4717</text:p>
          </table:table-cell>
          <table:table-cell table:style-name="Table3.C2" office:value-type="string">
            <text:p text:style-name="P15"><text:span text:style-name="T14">0,00000089</text:span></text:p>
          </table:table-cell>
          <table:table-cell table:style-name="Table3.F2" office:value-type="string">
            <text:p text:style-name="P22">3727</text:p>
          </table:table-cell>
        </table:table-row>
        <table:table-row>
          <table:table-cell table:style-name="Table3.C2" office:value-type="string">
            <text:p text:style-name="Table_20_Contents">2</text:p>
          </table:table-cell>
          <table:table-cell table:style-name="Table3.C2" office:value-type="string">
            <text:p text:style-name="Table_20_Contents">20000</text:p>
          </table:table-cell>
          <table:table-cell table:style-name="Table3.C2" office:value-type="string">
            <text:p text:style-name="P15"><text:span text:style-name="T14">0,000001192</text:span></text:p>
          </table:table-cell>
          <table:table-cell table:style-name="Table3.C2" office:value-type="string">
            <text:p text:style-name="P22">13255</text:p>
          </table:table-cell>
          <table:table-cell table:style-name="Table3.C2" office:value-type="string">
            <text:p text:style-name="P15"><text:span text:style-name="T14">0,000001157</text:span></text:p>
          </table:table-cell>
          <table:table-cell table:style-name="Table3.F2" office:value-type="string">
            <text:p text:style-name="P22">11347</text:p>
          </table:table-cell>
        </table:table-row>
        <table:table-row>
          <table:table-cell table:style-name="Table3.C2" office:value-type="string">
            <text:p text:style-name="Table_20_Contents">3</text:p>
          </table:table-cell>
          <table:table-cell table:style-name="Table3.C2" office:value-type="string">
            <text:p text:style-name="Table_20_Contents">30000</text:p>
          </table:table-cell>
          <table:table-cell table:style-name="Table3.C2" office:value-type="string">
            <text:p text:style-name="P15"><text:span text:style-name="T14">0,000001907</text:span></text:p>
          </table:table-cell>
          <table:table-cell table:style-name="Table3.C2" office:value-type="string">
            <text:p text:style-name="P21">22726</text:p>
          </table:table-cell>
          <table:table-cell table:style-name="Table3.C2" office:value-type="string">
            <text:p text:style-name="P15"><text:span text:style-name="T14">0,000001645</text:span></text:p>
          </table:table-cell>
          <table:table-cell table:style-name="Table3.F2" office:value-type="string">
            <text:p text:style-name="P21">20449</text:p>
          </table:table-cell>
        </table:table-row>
        <table:table-row table:style-name="Table3.6">
          <table:table-cell table:style-name="Table3.C2" office:value-type="string">
            <text:p text:style-name="Table_20_Contents">4</text:p>
          </table:table-cell>
          <table:table-cell table:style-name="Table3.C2" office:value-type="string">
            <text:p text:style-name="Table_20_Contents">40000</text:p>
          </table:table-cell>
          <table:table-cell table:style-name="Table3.C2" office:value-type="string">
            <text:p text:style-name="P15"><text:span text:style-name="T14">0,000002146</text:span></text:p>
          </table:table-cell>
          <table:table-cell table:style-name="Table3.C2" office:value-type="string">
            <text:p text:style-name="P22">32480</text:p>
          </table:table-cell>
          <table:table-cell table:style-name="Table3.C2" office:value-type="string">
            <text:p text:style-name="P15"><text:span text:style-name="T14">0,000002112</text:span></text:p>
          </table:table-cell>
          <table:table-cell table:style-name="Table3.F2" office:value-type="string">
            <text:p text:style-name="P22">30180</text:p>
          </table:table-cell>
        </table:table-row>
        <table:table-row table:style-name="Table3.6">
          <table:table-cell table:style-name="Table3.C2" office:value-type="string">
            <text:p text:style-name="Table_20_Contents">5</text:p>
          </table:table-cell>
          <table:table-cell table:style-name="Table3.C2" office:value-type="string">
            <text:p text:style-name="Table_20_Contents">50000</text:p>
          </table:table-cell>
          <table:table-cell table:style-name="Table3.C2" office:value-type="string">
            <text:p text:style-name="P15"><text:span text:style-name="T14">0,000002861</text:span></text:p>
          </table:table-cell>
          <table:table-cell table:style-name="Table3.C2" office:value-type="string">
            <text:p text:style-name="P22">42265</text:p>
          </table:table-cell>
          <table:table-cell table:style-name="Table3.C2" office:value-type="string">
            <text:p text:style-name="P15"><text:span text:style-name="T14">0,000002807</text:span></text:p>
          </table:table-cell>
          <table:table-cell table:style-name="Table3.F2" office:value-type="string">
            <text:p text:style-name="P22">40060</text:p>
          </table:table-cell>
        </table:table-row>
      </table:table>
      <text:p text:style-name="P5"><text:span text:style-name="Основной_20_шрифт_20_абзаца"><text:span text:style-name="T11"/></text:span></text:p>
      <text:p text:style-name="P5"/>
      <text:p text:style-name="P5"/>
      <text:p text:style-name="P5"/>
      <text:p text:style-name="P5"><draw:frame draw:style-name="fr1" draw:name="Object1" text:anchor-type="paragraph" svg:width="18.016cm" svg:height="10.292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10"><text:span text:style-name="Основной_20_шрифт_20_абзаца"><text:span text:style-name="T8">Из результатов экспериментов можно сделать вывод, что бинарное дерево поиска работает медленнее, чем Хэш-таблицы. Это объясняется тем, что хэш-таблица имеет константную вычислительную сложность O(1), а у бинарного дерева O(log(n)).</text:span></text:span></text:p>
      <text:p text:style-name="P7"><text:soft-page-break/>Ссылки</text:p>
      <text:p text:style-name="P5"><text:span text:style-name="Основной_20_шрифт_20_абзаца"><text:span text:style-name="T8">1. </text:span></text:span><text:a xlink:type="simple" xlink:href="https://ru.wikipedia.org/wiki/Двоичное_дерево_поиска" office:target-frame-name="_top" xlink:show="replace" text:style-name="Internet_20_link" text:visited-style-name="Visited_20_Internet_20_Link"><text:span text:style-name="Основной_20_шрифт_20_абзаца">https://ru.wikipedia.org/wiki/Двоичное_дерево_поиска</text:span></text:a></text:p>
      <text:p text:style-name="P5"><text:span text:style-name="Основной_20_шрифт_20_абзаца"><text:span text:style-name="T8">2. https://ru.wikipedia.org/wiki/Хеш-таблица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FreeSans" svg:font-family="FreeSans" style:font-family-generic="swiss"/>
    <style:font-face style:name="Calibri3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Заголовок_20_1" style:display-name="Заголовок 1" style:family="paragraph" style:parent-style-name="Standard" style:default-outline-level="1">
      <style:paragraph-properties fo:margin-top="0.706cm" fo:margin-bottom="0.071cm" loext:contextual-spacing="false" fo:keep-together="always" fo:hyphenation-ladder-count="no-limit" fo:padding-left="0cm" fo:padding-right="0cm" fo:padding-top="0cm" fo:padding-bottom="0.035cm" fo:border-left="none" fo:border-right="none" fo:border-top="none" fo:border-bottom="0.51pt solid #b80e0f" style:shadow="none" fo:keep-with-next="always"/>
      <style:text-properties fo:color="#890a0a" style:font-name="Impact" fo:font-family="Impact" style:font-family-generic="swiss" style:font-pitch="variable" fo:font-size="18pt" style:font-name-asian="F" style:font-family-asian="F" style:font-family-generic-asian="system" style:font-pitch-asian="variable" style:font-size-asian="18pt" style:font-name-complex="F" style:font-family-complex="F" style:font-family-generic-complex="system" style:font-pitch-complex="variable" style:font-size-complex="18pt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hyphenation-ladder-count="no-limit"/>
      <style:text-properties fo:hyphenate="false"/>
    </style:style>
    <style:style style:name="Text_20_body_20__28_user_29_" style:display-name="Text body (user)" style:family="paragraph" style:parent-style-name="Standard_20__28_user_29_">
      <style:paragraph-properties fo:hyphenation-ladder-count="no-limit"/>
      <style:text-properties fo:hyphenate="false"/>
    </style:style>
    <style:style style:name="Название" style:family="paragraph" style:parent-style-name="Standard">
      <style:paragraph-properties fo:hyphenation-ladder-count="no-limit"/>
      <style:text-properties fo:color="#890a0a" style:font-name="Impact" fo:font-family="Impact" style:font-family-generic="swiss" style:font-pitch="variable" fo:font-size="40pt" fo:letter-spacing="-0.012cm" style:font-name-asian="F" style:font-family-asian="F" style:font-family-generic-asian="system" style:font-pitch-asian="variable" style:font-size-asian="40pt" style:font-name-complex="F" style:font-family-complex="F" style:font-family-generic-complex="system" style:font-pitch-complex="variable" style:font-size-complex="4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" style:display-name="ListLabel 10" style:family="text">
      <style:text-properties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ListLabel_20_14" style:display-name="ListLabel 14" style:family="text">
      <style:text-properties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ListLabel_20_17" style:display-name="ListLabel 17" style:family="text">
      <style:text-properties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WW_5f_CharLFO1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meta:initial-creator>Admin</meta:initial-creator>
    <dc:creator>Хотылев Сергеевич</dc:creator>
    <meta:creation-date>2017-05-12T02:35:00Z</meta:creation-date>
    <dc:date>2017-05-12T10:41:14.919271171</dc:date>
    <meta:editing-cycles>4</meta:editing-cycles>
    <meta:editing-duration>PT13M19S</meta:editing-duration>
    <meta:document-statistic meta:table-count="3" meta:image-count="0" meta:object-count="1" meta:page-count="7" meta:paragraph-count="151" meta:word-count="988" meta:character-count="6483" meta:non-whitespace-character-count="5639"/>
    <meta:template xlink:type="simple" xlink:actuate="onRequest" xlink:title="" xlink:href="Normal.dotm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/>
      <style:text-properties fo:color="#000000" style:text-position="0% 100%" fo:font-family="Calibri" fo:font-size="12pt" style:font-size-asian="12pt" style:font-size-complex="12pt"/>
    </style:style>
    <style:style style:name="ch4" style:family="chart">
      <style:graphic-properties draw:stroke="dash" draw:stroke-dash="msLineDash_20_1" svg:stroke-width="0.026cm" svg:stroke-color="#808080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chart:link-data-style-to-source="false" chart:axis-position="0" chart:tick-mark-position="at-axis"/>
      <style:graphic-properties svg:stroke-width="0.018cm"/>
      <style:text-properties fo:color="#000000" style:text-position="0% 100%" fo:font-family="Calibri" fo:font-size="12pt" style:font-size-asian="12pt" style:font-size-complex="12pt"/>
    </style:style>
    <style:style style:name="ch6" style:family="chart">
      <style:graphic-properties draw:stroke="dash" draw:stroke-dash="msLineDash_20_2" svg:stroke-width="0.026cm" svg:stroke-color="#808080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stroke="solid" draw:fill="none" draw:fill-color="#d9d9d9"/>
    </style:style>
    <style:style style:name="ch10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3pt" fo:letter-spacing="normal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family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family="Calibri" fo:font-size="13pt" fo:letter-spacing="normal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8.016cm" svg:height="10.292cm" xlink:href="." xlink:type="simple" chart:class="chart:line" chart:style-name="ch1">
        <chart:plot-area chart:style-name="ch2" chart:data-source-has-labels="both" svg:x="1.551cm" svg:y="0.389cm" svg:width="16.378cm" svg:height="8.572cm">
          <chartooo:coordinate-region svg:x="2.08cm" svg:y="0.602cm" svg:width="15.318cm" svg:height="7.835cm"/>
          <chart:axis chart:dimension="x" chart:name="primary-x" chart:style-name="ch3" chartooo:axis-type="auto">
            <chartooo:date-scale/>
            <chart:categories table:cell-range-address="local-table.$A$2:.$A$6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draw:custom-shape draw:name="TextBox 1" draw:style-name="gr1" draw:text-style-name="P2" svg:width="15.292cm" svg:height="0.842cm" svg:x="1.879cm" svg:y="10.77cm">
          <text:p text:style-name="P1"><text:span text:style-name="T1">Количество </text:span><text:span text:style-name="T2">n</text:span><text:span text:style-name="T1"> элементов в словар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svg:width="8.156cm" svg:height="0.738cm" draw:transform="rotate (1.5707963267949) translate (0.036cm 8.66cm)">
          <text:p text:style-name="P3"><text:span text:style-name="T3">Время </text:span><text:span text:style-name="T4">t</text:span><text:span text:style-name="T3"> поиска элемента, 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2" svg:width="3.994cm" svg:height="0.66cm" svg:x="13.309cm" svg:y="0.794cm">
          <text:p text:style-name="P1"><text:span text:style-name="T5">Binary searc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svg:width="2.398cm" svg:height="0.66cm" svg:x="14.72cm" svg:y="4.322cm">
          <text:p text:style-name="P3"><text:span text:style-name="T6">Hash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0.00000089">
                <text:p>0.00000089</text:p>
              </table:table-cell>
              <table:table-cell office:value-type="float" office:value="0.000000954">
                <text:p>0.00000095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1192">
                <text:p>0.00000119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001645">
                <text:p>0.000001645</text:p>
              </table:table-cell>
              <table:table-cell office:value-type="float" office:value="0.000001907">
                <text:p>0.00000190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002112">
                <text:p>0.000002112</text:p>
              </table:table-cell>
              <table:table-cell office:value-type="float" office:value="0.000002146">
                <text:p>0.00000214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02807">
                <text:p>0.000002807</text:p>
              </table:table-cell>
              <table:table-cell office:value-type="float" office:value="0.000002861">
                <text:p>0.000002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14cm" draw:distance="0.105cm"/>
    <draw:stroke-dash draw:name="msLineDash_20_2" draw:display-name="msLineDash 2" draw:style="rect" draw:dots2="1" draw:dots2-length="0.14cm" draw:distance="0.105cm"/>
  </office:styles>
</office:document-styles>
</file>